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fo:text-shadow="none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8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Vayeggas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, to page 10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On the character of Joseph/ For Parashat Vayeggash/ [Hebrew]/</text:p>
      <text:p text:style-name="P4"/>
      <text:p text:style-name="P4">[Page 1]</text:p>
      <text:p text:style-name="P4">Brethren! <text:s/>To form a correct opinion of our neighbor's/ character, we must attentively mark the thoughts and/ wishes to which he unguardedly gives expression. <text:s/>For,/ what our minds mostly dwell upon, will instinctively force/ itself out, whether in <text:span text:style-name="T1">private</text:span> our domestic or social intercourse./ <text:s/>Thus, for instance, the egotist whom an overweening/ love of self, prompts to <text:span text:style-name="T1">thrust</text:span> quote his own <text:span text:style-name="T1">[?] forward</text:span> authority,/ on all occasions, will be easily discovered. <text:s/>So the votary/ to sensuality, will be readily detected; and so the envious,/ the avaricious, the proud will betray their ruling passions./ <text:s/>And what is true of men's vices, can be applied to their virtues./ <text:s/>These will be reflected as in a mirror, in utterances unstu-/-died and ingenious. <text:s/>Now, such a standard by/ which we may be safely guided in forming a conception/ of the characters of the living, may serve likewise as a/ criterion to judge thereby of those who have long since,/ ceased to exist here below. <text:s/>The distance of time, which/ separates us from Our olden predecessors, may prevent our/ thoroughly understanding the motives of <text:span text:style-name="T4">their</text:span><text:span text:style-name="T5"> actions. <text:s/>Causes/ </text:span><text:span text:style-name="T2">now</text:span><text:span text:style-name="T5"> unfathomable to the minds of our generations, or </text:span><text:span text:style-name="T2">unto</text:span><text:span text:style-name="T5"> which, we of the present age,/</text:span></text:p>
      <text:p text:style-name="P5"/>
      <text:p text:style-name="P5">[Page 2]</text:p>
      <text:p text:style-name="P4"><text:span text:style-name="T5">cannot appreciate, may have given rise to/ certain deeds startling and perplexing. <text:s/>But we will/ be competent now as always rightly to estimate the/ moral worth of the ancients, using as a test their/ </text:span><text:soft-page-break/><text:span text:style-name="T5">words unpremeditately[sic!] spoken. <text:s/>For, nature does not/ follow the course of earthly events. <text:s/>It remains unchanged./ <text:s/>The principles which the Almighty Creator has implanted/ </text:span><text:span text:style-name="T2">into</text:span><text:span text:style-name="T5"> within our breasts, have exorcised the same power in the/ primeval days of the world as they would in our own/ days. <text:s/>Revealed religion has added sanctity to those/ principles by affixing thereunto a divine seal, but a/ noble sentiment nobly spoken, will ever thrill the/ heart, independent of the stage of civilization, or of religious/ culture attained by him that gave it utterance./</text:span></text:p>
      <text:p text:style-name="P4"><text:span text:style-name="T5">Dear hearers! <text:s/>The lesson we have just read, gives us an/ insight into the character of an individual, with whose/ history we have become acquainted through the records/ left in the oldest of all books; yet, his loveliness and/ genuine greatness admit of no superior, among the illu-/-strious personages who have since trod the path/ of life. <text:s/>Nee</text:span><text:span text:style-name="T2">e</text:span><text:span text:style-name="T5">d I say, who amidst the glorious dead/ so charms and still interests posterity?/</text:span></text:p>
      <text:p text:style-name="P5"/>
      <text:p text:style-name="P5">[Page 3]</text:p>
      <text:p text:style-name="P4"><text:span text:style-name="T5">You know, the exemplary son, the forgiving brother,/ the honest and high-minded statesman of yore, Joseph/ the son of our sainted patriarch, Jacob. <text:s/>I will </text:span><text:span text:style-name="T2">He had</text:span><text:span text:style-name="T5">/ not repeat myself by portraying fully what I was/ privileged on two former occasions to present to your un-/-derstanding, but I will simply point out some salient/ traits which the section of this sabbath sets conspicuously/ forth. <text:s/>The viceroy of Egypt had recognized his/ brothers, but he carefully avoided being recognized by them,/ ere his object had been compassed. <text:s/>Therefore he spoke/ in the Egyptian language, and not in the Hebrew tongue,/ and through an interpreter he addressed them in terms harsh/ and threatening. <text:s/>But under the guise of austerity, the/ heart still beat high with generous emotions. <text:s/>It </text:span><text:span text:style-name="T2">yearned</text:span><text:span text:style-name="T5"> throbbed/ with fraternal love. <text:s/>He that wore the insignia of/ power, had not forgotten that they who stood </text:span><text:span text:style-name="T2">in his pre</text:span><text:span text:style-name="T5"> before him/ </text:span><text:span text:style-name="T2">sence</text:span><text:span text:style-name="T5"> self-condemned, intensely distressed at the thought/ of meeting again their disconsolate parent with the tidings/ of Simeon's imprisonment, and of the stern necessity of/ parting with Benjamin, were the natural companions/ </text:span></text:p>
      <text:p text:style-name="P5"/>
      <text:p text:style-name="P5">[Page 4]</text:p>
      <text:p text:style-name="P4"><text:span text:style-name="T5">of his childhood, creatures equally dear to that/ father, at whose table all had been fed, and by whose/ fond care all had grown to manhood. <text:s/>Not a spout/ of nurtured malevolence, not a desire for revenge, which/ the ungodly alone call sweet, had suggested the severity/ of manners assumed, but a resolve to probe the heart,/ to learn with certainty that time and reflection had/ erased every vestige of a passion which had goaded/ on to crime; that none of the lurking jealousy harbored/ against the first child of the beloved Rachel was en-/-tertained towards the </text:span><text:span text:style-name="T2">surviving and</text:span><text:span text:style-name="T5"> younger brother;/ hence the imperative demand for having the latter brought/ away from home; hence the stratagem of the silver-cup/ and the accusation that followed. <text:s/>But now all/ misgivings had vanished. <text:s/>Judah himself a husband and/ a father entreated that he might put on the shackles/ of servitude, that </text:span><text:span text:style-name="T2">H</text:span><text:span text:style-name="T5"> he might be allowed to relinquish/ man's dearest right-freedom--, to rescue his father's/ darling, Benjamin, from bondage. <text:s/>What could more/ strongly prove the happy change which twenty years/ of repentance had wrought? <text:s/>And then that/ soul-stirring picture of Jacob's terrible suspense, drawn/</text:span></text:p>
      <text:p text:style-name="P5"/>
      <text:p text:style-name="P5">[Page 5]</text:p>
      <text:p text:style-name="P4"><text:span text:style-name="T5">with colours, which nature alone can lend; that of his an-/-guish at the detention of the lad with whose fate his/ own seemed interwoven; the narrative of the woful[sic!] res-/-ponsibility resting on the suppliant, </text:span><text:span text:style-name="T2">of</text:span><text:span text:style-name="T5"> the description/ of the horror felt at the bare idea of plunging an/ already bereaved parent into a state of utter misery, of/ the dread of calling down a curse for having failed to perform/ a solemn promise, all that pathetic address, with which/ our section opens, brought home to the gentle heart of/ Joseph the conviction that the past had been lamented and/ atoned for. <text:s/>Their pent up feelings could no longer be/ stifled. <text:s/>Nature yeilded[sic!], and kisses and tears became/ witnesses of a scene </text:span><text:span text:style-name="T2">sublime and</text:span><text:span text:style-name="T5"> thrilling and sublime./ <text:s/>But, Oh human greatness! <text:s/>None was suffered to look/ upon that scene, at which </text:span><text:soft-page-break/><text:span text:style-name="T5">angels must have wept for joy./ <text:s/>None saw it on earth, because if it supremely elevated the forgiver,/ it awakened a sense of unconcealable humiliation in the/ forgiven. <text:s/>"Joseph could no more refrain himself before/ all who stood by him, and he cried "Let every man go out/ from before me." <text:s/>It should not be known that the/</text:span></text:p>
      <text:p text:style-name="P5"/>
      <text:p text:style-name="P5">[Page 6]</text:p>
      <text:p text:style-name="P4"><text:span text:style-name="T5">magnanimity of a brother had raised his kindred/ from self-debasement. <text:s/>All who issued from the loins/ of Jacob should stand exalted in the eyes of the stranger,/ all should be welcome, and respected in the land where/ Joseph wielded sway. <text:s/>Oh! that our own sons and daughters/ acted always so considerately, so benignantly towards </text:span><text:span text:style-name="T2">one</text:span><text:span text:style-name="T5"> each/ </text:span><text:span text:style-name="T2">an</text:span><text:span text:style-name="T5">other, screening from shame, covering up sin; listening/ to the voice of nature, which appeals to our best instincts, and/ letting it not be drowned in the din of unruly passions./ <text:s/>Would that like the righteous Joseph they ingeniously/ exclaimed [Hebrew] "Do not fall out by the way"./ <text:s/>"We are the same flesh and blood; let us lay hold of one/ another, let the weak in virtue be sustained by the strong,/ let him that toils for a subsistence find a powerful/ support in him that commands wealth, easing the passage/ that leads us all to our Father." <text:s/>How happier would/ our communities be, </text:span><text:span text:style-name="T2">how</text:span><text:span text:style-name="T5"> when our children go for the hand/ in hand through the journey of life?............/ <text:s/>But behold again the loveliness of a true man's character!/ <text:s/>Joseph had repeatedly obtained assurances that his father/ still lived. <text:s/>He had inquired with solicitude concerning his/ health, when his brothers returned from Canaan to buy corn./</text:span></text:p>
      <text:p text:style-name="P5"/>
      <text:p text:style-name="P5">[Page 7]</text:p>
      <text:p text:style-name="P4"><text:span text:style-name="T5">He had just heard the affecting address of Judah,/ which mainly tended to spare his aged parent greater/ sorrows. <text:s/>And yet no sooner did he reveal his own name,/ than he instinctively asked for that which he already knew./ <text:s/>Does it surprise you, my hearers! that he should be so/ eager to learn </text:span><text:span text:style-name="T2">t </text:span><text:span text:style-name="T5">what he had been </text:span><text:span text:style-name="T2">of</text:span><text:span text:style-name="T5"> repeatedly told?/ <text:s/>I have said it, </text:span><text:span text:style-name="T2">whi</text:span><text:span text:style-name="T5"> that upon which our minds mostly dwell,/ will spontaneously force itself out, and give tone to our speech/ and our manners. <text:s/>The memory of Jacob was ever pre-/sent to Joseph. <text:s/>It had accompanied him, through the/ checkered events </text:span><text:span text:style-name="T2">of</text:span><text:span text:style-name="T5"> undergone. <text:s/>It had clung to his very soul./ <text:s/>The Rabbis relate, in one of their allegories, that when the/ trusty steward of Poliphats house, was tempted to swerve/ from the fidelity due to his master and to his God, the/ image of his parent stood before his vision, and prevented/ wickedness. <text:s/>And now feelings long cherished, but/ denied expression, burst impulsively forth [Hebrew]/ What a volume of affection those three Hebrew words/ do reveal! <text:s/>They signify a longing to see, to embrace/ the father so transcendently[sic!] loved, to declare the joy of a/ reunion. <text:s/>Look well on the picture, my youthful auditors!/ <text:s/>The rich, and powerful Joseph, he before whom a whole/ </text:span></text:p>
      <text:p text:style-name="P5"/>
      <text:p text:style-name="P5">[Page 8]</text:p>
      <text:p text:style-name="P4"><text:span text:style-name="T5">nation bent the knee, does not </text:span><text:span text:style-name="T2">only</text:span><text:span text:style-name="T5"> merely think</text:span><text:span text:style-name="T2">s</text:span><text:span text:style-name="T5"> of his aged pa-/rent, and forward the means </text:span><text:span text:style-name="T2">that</text:span><text:span text:style-name="T5"> which may sustain </text:span><text:span text:style-name="T2">his</text:span><text:span text:style-name="T5"> life,/ but craving to clasp </text:span><text:span text:style-name="T2">him</text:span><text:span text:style-name="T5"> that dear being into his arms,/ preceeds[sic!] him on his arrival, bedews his wrinkled visage/ with his tears, promises to comfort, to solace, to/ highly honor the author of his existence. <text:s/>Where/ are they who blush if their parents cannot bow as/ gracefully as they have learnt to bow; who </text:span><text:span text:style-name="T2">style</text:span><text:span text:style-name="T5"> feel/ scandalized if their mother cannot shine in fashionable/ circles, if their father lacks the high polish they/ profess to have acquired. <text:s/>Let </text:span><text:span text:style-name="T2">them</text:span><text:span text:style-name="T5"> such contemplate the/ portrait Holy Writ has drawn. <text:s/>Jacob, an humble/ shepherd, ignorant of the manners and language of/ the Egyptians, stands </text:span><text:span text:style-name="T2">before the</text:span><text:span text:style-name="T5"> in the courts of a dreaded monarch </text:span><text:span text:style-name="T2">of</text:span><text:span text:style-name="T5">/ who brought him there? <text:s/>His son, his son who prized his/ father's hoary-head above all greatness. <text:s/>Contrast/ now the demeanour Jose</text:span><text:span text:style-name="T2">l</text:span><text:span text:style-name="T5">ph with that of some of/ our gaily-attired young men and women, who not/ only suffer their </text:span><text:span text:style-name="T3">aged</text:span><text:span text:style-name="T5"> parents to remain unnoticed, but/ who deliberately avoid that their associates may see them,/</text:span></text:p>
      <text:p text:style-name="P5"/>
      <text:p text:style-name="P5">[Page 9]</text:p>
      <text:p text:style-name="P4"><text:soft-page-break/><text:span text:style-name="T5">lest their peculiar habits may excite derision. <text:s/>But/ let me tell those youths in the name of our religion, that/ if it is base ingratitude to forsake the guardians of/ our early days, when they need our aid, it is not less/ shocking and contrary to all laws to withhold from them/ </text:span><text:span text:style-name="T2">those the</text:span><text:span text:style-name="T5"> tokens of deference as implied by the Hebrew term [Hebrew]/ "Honor", and which they may claim </text:span><text:span text:style-name="T2">by reason of</text:span><text:span text:style-name="T5"> as co-/workers of the Almighty in the running and preserving/ of our lives. <text:s/>For it is not the simple act of sup-/-plying food and raiment that partly repays long trials, and greatly </text:span><text:span text:style-name="T2">our greatest</text:span><text:span text:style-name="T5"> gratifies our real </text:span><text:span text:style-name="T3">gratifies our early</text:span><text:span text:style-name="T5"> benefactors,/ but rather the demonstration of affection which accompanies/ the act. <text:s/>Justly have our Sages written, that some children/ feed their parents on dainties, and still </text:span><text:span text:style-name="T2">g</text:span><text:span text:style-name="T5"> grieve them even/ unto death, while others </text:span><text:span text:style-name="T2">make</text:span><text:span text:style-name="T5"> suffer them to toil, and/ nevertheless afford them ineffable pleasures. <text:s/>Look/ again upon Joseph. <text:s/>Unspeakably anxious to show/ Jacob tokens of filial devotion, he sends this message./ <text:s/>"Come down to me, tarry not"...."thou shalt be </text:span><text:span text:style-name="T4">near</text:span><text:span text:style-name="T5"> to/ me". <text:s/>Nothing of that cold manner, with which some/ of our world would be enlightened children, </text:span><text:span text:style-name="T2">disp</text:span><text:span text:style-name="T5"> treat their parents/ </text:span><text:span text:style-name="T2">is then in</text:span><text:span text:style-name="T5"> can be detected in those words. <text:s/>They are brimful of glowing/ love; of that love which knows no disparity of conditions,/</text:span></text:p>
      <text:p text:style-name="P5"/>
      <text:p text:style-name="P5">[Page 10]</text:p>
      <text:p text:style-name="P4"><text:span text:style-name="T5">which levels down all inequalities. <text:s/>"Near unto me/ shalt thou dwell," so must we cheer the winter of/ our parent's existence, if we wish to do our full duty./ <text:s/>So must we prove ourselves the worthy recipients of/ that law, which places filial reverence next to Divine/ obedience, and which is in very deed the primary/ element of all human greatness. <text:s/>May the/ Almighty grant that the dwelling-places in/ which our sons and daughters are brought up, </text:span><text:span text:style-name="T3">may</text:span><text:span text:style-name="T5">/ be exactly what the English word "home" implies, redo-/-lent of the joys which a respectful demeanour towards/ superiors, </text:span><text:span text:style-name="T2">is always evinced</text:span><text:span text:style-name="T5"> a harmonious consonance of feelings among/ equals, and a considerate and benevolent disposition/ shown to inferiors, secure and continually enhanced./ <text:s/>May in each and all of us be fulfilled the sentence/ of the Scriptures, in which the righteous man is/ promised "Thou shalt know that peace is in/ thy tent, and when thou shalt look over thy/ habitation, </text:span><text:span text:style-name="T2">shal</text:span><text:span text:style-name="T5"> thou shalt miss nothing."/</text:span></text:p>
      <text:p text:style-name="P5"><text:tab/>So may it be. <text:s/>Amen./</text:p>
      <text:p text:style-name="P5"/>
      <text:p text:style-name="P5">[Page 11]</text:p>
      <text:p text:style-name="P6">Addition/</text:p>
      <text:p text:style-name="P4"><text:span text:style-name="T5"><text:tab/>It may not have escaped your attention, dear hearers,/ that holy writ while impressing upon children with great fre-/-quency, the duty of serving and honoring their parents,/ it does not define the obligations which the latter must exer-/-cise towards their offspring. <text:s/>Beside the command of im-/-parting to them the knowledge of the Law, no ordinance/ has been imposed upon those who are privileged to be called/ fathers and mothers. <text:s/>Have they then none other to per-/-form? <text:s/>Nature, which is the messenger of God, invested/ with functions no less </text:span><text:span text:style-name="T2">holy</text:span><text:span text:style-name="T5"> sacred than the revealed Word,/ emphatically answers "Yes." <text:s/>"Numerous are the duties/ devolving upon parents, and they who fail to fulfil[sic!] them/ with exactness, offend the Deity, by doing violence/ to the principles He has implanted with, the human/ breast." <text:s/>Fortunately the occasions are very rare,/ when a Jewish father or a Jewish mother stifles in-/-nate sentiments, and lets egotism assume a despotic/ sway. <text:s/>Exceedingly rare are the occasions, when/ men and women in whose view the blood of Abra-/ham courses, deny their sons and daughters food and/ raiment, a home and a screen from the evil of an/ early exposure to the world's seductions./</text:span></text:p>
      <text:p text:style-name="P5"/>
      <text:p text:style-name="P5">[Page 12]</text:p>
      <text:p text:style-name="P4"><text:span text:style-name="T5">I know parents who extended their protecting arm/ beyond the limits which nature and the revealed/ word have set. <text:s/>I have heard of some who forgiving/ and forgetting filial ingratitude, melted with com-/-passion for their suffering progeny, and drew them/ to a throbbing </text:span><text:span text:style-name="T2">breast</text:span><text:span text:style-name="T5"> bosom, most gently and tenderly./ <text:s/>No: the Rabbinical denunciation against pitiless parents/ does not apply to Israelites </text:span><text:soft-page-break/><text:span text:style-name="T5">[Hebrew]/ [Hebrew] cannot be said of any of us, my fellow-believers./ <text:s/>But gladly admitting that a cruel father is a/ monstrosity in our midst, and a ruthless mother/ almost an impossibility, I nevertheless fear that/ through want of thought we, at times, sin and as our/ sages term it we put a stumbling block in the/ way of our dear ones. <text:s/>We are apt </text:span><text:span text:style-name="T2">that</text:span><text:span text:style-name="T5"> to check with severity our children's buoyancy of spirits when young, &amp; demand too much at their hands when advanced in years. <text:s/>We are liable to </text:span><text:span text:style-name="T2">If we</text:span><text:span text:style-name="T5"> become partial in our/ conduct </text:span><text:span text:style-name="T2">even</text:span><text:span text:style-name="T5"> perhaps inadvertently, </text:span><text:span text:style-name="T2">we</text:span><text:span text:style-name="T5"> and thus sow the choke weeds </text:span><text:span text:style-name="T2">tha</text:span><text:span text:style-name="T5">/ in the field of domestic tranquility. <text:s/>A renowned author/ of our people, recommends exceeding consideration lest/ we ask of our son what is contrary to his inclination,/ and force out thereby a refusal, attended with ill-results./</text:span></text:p>
      <text:p text:style-name="P5"/>
      <text:p text:style-name="P5">[Page 13]</text:p>
      <text:p text:style-name="P5">Or we offer a provocation too great to be borne with/ humility. <text:s/>How beautiful, again, is the example/ which the Hebrew Scriptures set upon this score. <text:s/>Jacob/ sees death approaching. <text:s/>He sends for <text:span text:style-name="T1">his</text:span> Joseph; and/ entreats that he may not be suffered to lie after his demise/ among idolaters. <text:s/>The son swears that the paternal will/ shall be religiously carried out, despite any labor or fa-/-tigue connected with its performance. <text:s/>The father recognizing/ as a <text:span text:style-name="T1">father</text:span> favor what he might have <text:span text:style-name="T1">expected</text:span> claimed as an act/ of obedience, bows his feeble head before him who made the/ solemn promise. <text:s/>Again: The viceroy of Egypt receives/ the distressing tidings that his father's life is drawing to/ its dissolution. <text:s/>He hastens to Goshen. <text:s/>Israel hears of his/ coming; he makes a strong effort and sets himself in bed./ as the Talmud pithily tells it to honor him who wore the/ insignia of power. <text:s/>Oh! let us O parents learn wisdom./ <text:s/>Let our sons and daughters behold in us not their masters/ and mistresses but their friends, their companions, those in/ whose association we delight above all others. <text:s/>Let us/ be considerate as we are affectionate, and our offspring/ may be our stay, our joy and solace, till the sweet ties that/ bind us with what is mortal <text:span text:style-name="T1">shall</text:span> will be severed, and we shall/ join those who enjoy immortality in the presence of our Great Fath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4T14:38:33.11</meta:creation-date>
    <dc:date>2012-04-25T11:19:03.96</dc:date>
    <dc:creator>Penn Libraries</dc:creator>
    <meta:editing-duration>PT00H27M1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91" meta:word-count="2810" meta:character-count="17184"/>
  </office:meta>
</office:document-meta>
</file>